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der Michael;Giger Edi;Hauser Robin;Mahr Benjamin;Zaghet Raffael</meta:initial-creator>
    <dc:creator>Raffael Zaghet</dc:creator>
    <meta:creation-date>2013-12-12T17:29:00Z</meta:creation-date>
    <dc:date>2013-12-12T17:54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